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1.1098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098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style:text-autospace="non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style:text-autospace="non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-asian="SimSun1" style:font-size-complex="11pt"/>
    </style:style>
    <style:style style:name="P11" style:family="paragraph" style:parent-style-name="Standard">
      <style:paragraph-properties fo:margin-left="0.3in" fo:margin-right="0in" fo:text-align="center" style:justify-single-word="false" fo:text-indent="-0.3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 style:master-page-name="Standard">
      <style:paragraph-properties fo:margin-left="0.3in" fo:margin-right="0in" fo:text-align="center" style:justify-single-word="false" fo:text-indent="-0.3in" style:auto-text-indent="false" style:page-number="auto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left="0.5in" fo:margin-right="0in" fo:text-indent="-0.5in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style:font-name-asian="Arial"/>
    </style:style>
    <style:style style:name="T5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CORING INSTRUCTIONS</text:p>
      <text:p text:style-name="P1"/>
      <text:p text:style-name="Standard"><text:span text:style-name="T1">To score the BFI, you’ll first need to </text:span><text:span text:style-name="T2">reverse-score </text:span><text:span text:style-name="T1">all negatively-keyed items:</text:span></text:p>
      <text:p text:style-name="P5"/>
      <text:p text:style-name="P5">Extraversion: 6, 21, 31</text:p>
      <text:p text:style-name="P5">Agreeableness: 2, 12, 27, 37</text:p>
      <text:p text:style-name="P5">Conscientiousness: 8, 18, 23, 43</text:p>
      <text:p text:style-name="P5">Neuroticism: 9, 24, 34</text:p>
      <text:p text:style-name="P5">Openness: 35, 41</text:p>
      <text:p text:style-name="P5"/>
      <text:p text:style-name="P5">To recode these items, you should subtract your score for all reverse-scored items from 6. For example, if you gave yourself a 5, compute 6 minus 5 and your recoded score is 1. That is, a score of 1 becomes 5, 2 becomes 4, 3 remains 3, 4 becomes 2, and 5 becomes 1.</text:p>
      <text:p text:style-name="P5"/>
      <text:p text:style-name="Standard"><text:span text:style-name="T1">Next, you will create scale scores by </text:span><text:span text:style-name="T3">averaging</text:span><text:span text:style-name="T1"> the following items for each B5 domain (where R indicates using the reverse-scored item).</text:span></text:p>
      <text:p text:style-name="P5"/>
      <text:p text:style-name="P5">Extraversion: 1, 6R 11, 16, 21R, 26, 31R, 36</text:p>
      <text:p text:style-name="P5">Agreeableness: 2R, 7, 12R, 17, 22, 27R, 32, 37R, 42</text:p>
      <text:p text:style-name="P5">Conscientiousness: 3, 8R, 13, 18R, 23R, 28, 33, 38, 43R</text:p>
      <text:p text:style-name="P5">Neuroticism: 4, 9R, 14, 19, 24R, 29, 34R, 39</text:p>
      <text:p text:style-name="P5">Openness: 5, 10, 15, 20, 25, 30, 35R, 40, 41R, 44</text:p>
      <text:p text:style-name="P6"/>
      <text:p text:style-name="P7">SPSS SYNTAX</text:p>
      <text:p text:style-name="P3"/>
      <text:p text:style-name="P3">*** REVERSED ITEMS</text:p>
      <text:p text:style-name="P2"/>
      <text:p text:style-name="P9">RECODE</text:p>
      <text:p text:style-name="P9"><text:span text:style-name="T4"><text:s text:c="2"/></text:span>bfi2 bfi6 bfi8 bfi9 bfi12 bfi18 bfi21 bfi23 bfi24 bfi27 bfi31 bfi34 bfi35</text:p>
      <text:p text:style-name="P9"><text:span text:style-name="T4"><text:s text:c="2"/></text:span>bfi37 bfi41 bfi43</text:p>
      <text:p text:style-name="P9"><text:span text:style-name="T4"><text:s text:c="2"/></text:span>(1=5) <text:s/>(2=4) <text:s/>(3=3) <text:s/>(4=2) <text:s/>(5=1) <text:s/>INTO <text:s/>bfi2r bfi6r bfi8r bfi9r bfi12r bfi18r bfi21r bfi23r bfi24r </text:p>
      <text:p text:style-name="P9"><text:span text:style-name="T4"><text:s text:c="2"/></text:span>bfi27r bfi31r bfi34r bfi35r bfi37r bfi41r bfi43r.</text:p>
      <text:p text:style-name="P9">EXECUTE .</text:p>
      <text:p text:style-name="P9"/>
      <text:p text:style-name="P4">*** SCALE SCORES</text:p>
      <text:p text:style-name="P9"/>
      <text:p text:style-name="P9">COMPUTE bfie = mean(bfi1,bfi6r,bfi11,bfi16,bfi21r,bfi26,bfi31r,bfi36) .</text:p>
      <text:p text:style-name="P9">VARIABLE LABELS bfie 'BFI Extraversion scale score.</text:p>
      <text:p text:style-name="P9">EXECUTE .</text:p>
      <text:p text:style-name="P9"/>
      <text:p text:style-name="P9">COMPUTE bfia = mean(bfi2r,bfi7,bfi12r,bfi17,bfi22,bfi27r,bfi32,bfi37r,bfi42) .</text:p>
      <text:p text:style-name="P9">VARIABLE LABELS bfia 'BFI Agreeableness scale score' .</text:p>
      <text:p text:style-name="P9">EXECUTE .</text:p>
      <text:p text:style-name="P9"/>
      <text:p text:style-name="P9">COMPUTE bfic = mean(bfi3,bfi8r,bfi13,bfi18r,bfi23r,bfi28,bfi33,bfi38,bfi43r) .</text:p>
      <text:p text:style-name="P9">VARIABLE LABELS bfic 'BFI Conscientiousness scale score' .</text:p>
      <text:p text:style-name="P9">EXECUTE .</text:p>
      <text:p text:style-name="P9"/>
      <text:p text:style-name="P9">COMPUTE bfin = mean(bfi4,bfi9r,bfi14,bfi19,bfi24r,bfi29,bfi34r,bfi39) .</text:p>
      <text:p text:style-name="P9">VARIABLE LABELS bfin 'BFI Neuroticism scale score' .</text:p>
      <text:p text:style-name="P9">EXECUTE .</text:p>
      <text:p text:style-name="P9"/>
      <text:p text:style-name="P9">COMPUTE bfio = mean(bfi5,bfi10,bfi15,bfi20,bfi25,bfi30,bfi35r,bfi40,bfi41r,bfi44) .</text:p>
      <text:p text:style-name="P9">VARIABLE LABELS bfio 'BFI Openness scale score' .</text:p>
      <text:p text:style-name="P8">EXECUTE .</text:p>
      <text:p text:style-name="P8"/>
      <text:p text:style-name="P13"/>
      <text:p text:style-name="P11">REFERENCE INFORMATION</text:p>
      <text:p text:style-name="Standard"/>
      <text:p text:style-name="Standard">The BFI should be cited with the original and a more accessible, recent reference:</text:p>
      <text:p text:style-name="Standard"> </text:p>
      <text:p text:style-name="P14">John, O. P., Donahue, E. M., &amp; Kentle, R. L. (1991). The Big Five Inventory--Versions 4a and 54. Berkeley, CA: University of California, Berkeley, Institute of Personality and Social Research.</text:p>
      <text:p text:style-name="P14"/>
      <text:p text:style-name="P14"><text:span text:style-name="T5">John, O. P., Naumann, L. P., &amp; Soto, C. J. (2008). </text:span>Paradigm shift to the integrative Big Five trait taxonomy: History, measurement, and conceptual issues. In O. P. John, R. W. Robins, &amp; L. A. Pervin (Eds.), Handbook of personality: Theory and research (pp. 114-158). New York, NY: Guilford Pres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FI</dc:title>
    <meta:initial-creator>Laura Naumann</meta:initial-creator>
    <meta:creation-date>2007-10-02T14:19:00</meta:creation-date>
    <dc:creator>Laura Naumann</dc:creator>
    <dc:date>2009-03-16T12:11:00</dc:date>
    <meta:print-date>2004-07-22T11:02:00</meta:print-date>
    <meta:editing-cycles>5</meta:editing-cycles>
    <meta:editing-duration>PT4M</meta:editing-duration>
    <meta:document-statistic meta:table-count="0" meta:image-count="0" meta:object-count="0" meta:page-count="4" meta:paragraph-count="43" meta:word-count="380" meta:character-count="2455" meta:non-whitespace-character-count="2102"/>
    <meta:generator>LibreOffice/3.6$MacOSX_x86 LibreOffice_project/2ef5aff-a6fb0ff-166bdff-cf087ad-0f1389</meta:generator>
    <meta:user-defined meta:name="Info 1"/>
    <meta:user-defined meta:name="Info 2"/>
    <meta:user-defined meta:name="Info 3"/>
    <meta:user-defined meta:name="Info 4"/>
  </office:meta>
</office:document-meta>
</file>